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9">
          <table:table-cell table:number-columns-repeated="3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Denzil's label</text:p>
          </table:table-cell>
          <table:table-cell office:value-type="string" calcext:value-type="string">
            <text:p>Julian Lab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 </meta:initial-creator>
    <meta:creation-date>2014-11-05T13:50:51.627607823</meta:creation-date>
    <dc:date>2014-11-05T18:21:07.992775641</dc:date>
    <dc:creator>julian </dc:creator>
    <meta:editing-duration>PT3H59M55S</meta:editing-duration>
    <meta:editing-cycles>1</meta:editing-cycles>
    <meta:document-statistic meta:table-count="1" meta:cell-count="39" meta:object-count="0"/>
    <meta:generator>LibreOffice/4.2.6.3$Linux_x86 LibreOffice_project/420m0$Build-3</meta:generator>
  </office:meta>
</office:document-meta>
</file>